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51.09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134.31pt"/>
    </style:style>
    <style:style style:name="co64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68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/>
    </style:style>
    <style:style style:name="ce38" style:family="table-cell" style:parent-style-name="Default" style:data-style-name="N4"/>
    <style:style style:name="ce39" style:family="table-cell" style:parent-style-name="Default" style:data-style-name="N4">
      <style:table-cell-properties style:rotation-align="none"/>
    </style:style>
    <style:style style:name="ce40" style:family="table-cell" style:parent-style-name="Default" style:data-style-name="N2"/>
    <style:style style:name="ce41" style:family="table-cell" style:parent-style-name="Default" style:data-style-name="N130">
      <style:table-cell-properties style:rotation-align="none"/>
    </style:style>
    <style:style style:name="ce42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3" style:family="table-cell" style:parent-style-name="Default" style:data-style-name="N130">
      <style:table-cell-properties fo:background-color="transparen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0">
      <style:table-cell-properties style:rotation-align="none"/>
    </style:style>
    <style:style style:name="ce47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29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3">
      <style:table-cell-properties fo:background-color="transparent"/>
    </style:style>
    <style:style style:name="ce54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6" style:family="table-cell" style:parent-style-name="Default" style:data-style-name="N1"/>
    <style:style style:name="ce57" style:family="table-cell" style:parent-style-name="Default" style:data-style-name="N1">
      <style:table-cell-properties style:rotation-align="none"/>
    </style:style>
    <style:style style:name="ce58" style:family="table-cell" style:parent-style-name="Default" style:data-style-name="N1">
      <style:table-cell-properties style:text-align-source="fix" style:repeat-content="false" fo:background-color="transparent"/>
      <style:paragraph-properties fo:text-align="end" fo:margin-left="0pt"/>
    </style:style>
    <style:style style:name="ce59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p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Default"/>
        <table:table-column table:style-name="co48" table:default-cell-style-name="ce38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ce24"/>
        <table:table-column table:style-name="co54" table:default-cell-style-name="ce45"/>
        <table:table-column table:style-name="co55" table:default-cell-style-name="ce52"/>
        <table:table-column table:style-name="co56" table:default-cell-style-name="ce52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3" table:default-cell-style-name="Default"/>
        <table:table-row table:style-name="ro2"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8 AM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</table:table-row>
        <table:table-row table:style-name="ro1">
          <table:table-cell table:style-name="ce34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7"/>
          <table:table-cell table:style-name="ce37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0"/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table:formula="of:=AVERAGE([.D3];[.F3];[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6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.X3:.Y3])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table:formula="of:=AVERAGE([.D4];[.F4];[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6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.X4:.Y4])" office:value-type="float" office:value="40" calcext:value-type="float">
            <text:p>4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table:formula="of:=AVERAGE([.D5];[.F5];[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undivided exits onto 2-lane</text:p>
            <text:p>Side street with cul-de-sac terminus.</text:p>
          </table:table-cell>
          <table:table-cell table:style-name="ce56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AVERAGE([.X5:.Y5])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</table:table-row>
        <table:table-row table:style-name="ro5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formula="of:=AVERAGE([.D6];[.F6];[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6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AVERAGE([.X6:.Y6])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table:formula="of:=AVERAGE([.D7];[.F7];[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6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.X7:.Y7])" office:value-type="float" office:value="72.5" calcext:value-type="float">
            <text:p>72.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3"/>
          <table:table-cell table:style-name="ce30"/>
          <table:table-cell table:number-columns-repeated="7"/>
          <table:table-cell table:style-name="ce24" table:number-columns-repeated="3"/>
          <table:table-cell table:number-columns-repeated="2"/>
          <table:table-cell table:style-name="ce24"/>
          <table:table-cell table:style-name="Default"/>
          <table:table-cell table:number-columns-repeated="8"/>
        </table:table-row>
        <table:table-row table:style-name="ro1">
          <table:table-cell table:style-name="ce35" office:value-type="string" calcext:value-type="string" table:number-columns-spanned="2" table:number-rows-spanned="1">
            <text:p>Oak Hill, Cedar Valley, Barton Creek</text:p>
          </table:table-cell>
          <table:covered-table-cell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0"/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39" table:formula="of:=AVERAGE([.D10];[.F10];[.H10])" office:value-type="float" office:value="2.93333333333333" calcext:value-type="float">
            <text:p>2.93</text:p>
          </table:table-cell>
          <table:table-cell table:style-name="ce41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1" office:value-type="float" office:value="3.3" calcext:value-type="float">
            <text:p>3.3</text:p>
          </table:table-cell>
          <table:table-cell table:style-name="ce46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7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.U10:.V10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.X10:.Y10])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4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table:style-name="ce39" table:formula="of:=AVERAGE([.D11];[.F11];[.H11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 exit only with divider onto county</text:p>
            <text:p>Street.</text:p>
          </table:table-cell>
          <table:table-cell table:style-name="ce56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.U11:.V11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.X11:.Y11])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table:style-name="ce39" table:formula="of:=AVERAGE([.D12];[.F12];[.H12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6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9" table:formula="of:=AVERAGE([.U12:.V12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.X12:.Y12])"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5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39" table:formula="of:=AVERAGE([.D13];[.F13];[.H13])" office:value-type="float" office:value="3.73333333333333" calcext:value-type="float">
            <text:p>3.73</text:p>
          </table:table-cell>
          <table:table-cell table:style-name="ce41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1" office:value-type="float" office:value="3.7" calcext:value-type="float">
            <text:p>3.7</text:p>
          </table:table-cell>
          <table:table-cell table:style-name="ce46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7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.U13:.V13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.X13:.Y13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6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39" table:formula="of:=AVERAGE([.D14];[.F14];[.H14])" office:value-type="float" office:value="3.6" calcext:value-type="float">
            <text:p>3.60</text:p>
          </table:table-cell>
          <table:table-cell table:style-name="ce41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1" office:value-type="float" office:value="4" calcext:value-type="float">
            <text:p>4.0</text:p>
          </table:table-cell>
          <table:table-cell table:style-name="ce46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7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.X14:.Y14])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39" table:formula="of:=AVERAGE([.D15];[.F15];[.H15])" office:value-type="float" office:value="4.13333333333333" calcext:value-type="float">
            <text:p>4.13</text:p>
          </table:table-cell>
          <table:table-cell table:style-name="ce41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1" office:value-type="float" office:value="3.5" calcext:value-type="float">
            <text:p>3.5</text:p>
          </table:table-cell>
          <table:table-cell table:style-name="ce46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7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.U15:.V15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.X15:.Y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36" office:value-type="string" calcext:value-type="string" table:number-columns-spanned="2" table:number-rows-spanned="1">
            <text:p>Leander, Nameless, Volente</text:p>
          </table:table-cell>
          <table:covered-table-cell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0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table:formula="of:=AVERAGE([.D18];[.F18];[.H18])" office:value-type="float" office:value="1.93333333333333" calcext:value-type="float">
            <text:p>1.93</text:p>
          </table:table-cell>
          <table:table-cell table:style-name="ce42" office:value-type="float" office:value="1" calcext:value-type="float">
            <text:p>1.0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.9" calcext:value-type="float">
            <text:p>2.9</text:p>
          </table:table-cell>
          <table:table-cell table:style-name="ce47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5" office:value-type="string" calcext:value-type="string">
            <text:p>1 large exit with divider onto major 4-lane</text:p>
            <text:p>city street. Good visibility both ways.</text:p>
          </table:table-cell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18:.V18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.X18:.Y18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</table:table-row>
        <table:table-row table:style-name="ro6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table:formula="of:=AVERAGE([.D19];[.F19];[.H19])" office:value-type="float" office:value="4.13333333333333" calcext:value-type="float">
            <text:p>4.13</text:p>
          </table:table-cell>
          <table:table-cell table:style-name="ce42" office:value-type="float" office:value="4" calcext:value-type="float">
            <text:p>4.0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4.3" calcext:value-type="float">
            <text:p>4.3</text:p>
          </table:table-cell>
          <table:table-cell table:style-name="ce47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5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U19:.V19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.X19:.Y19])" office:value-type="float" office:value="52.5" calcext:value-type="float">
            <text:p>52.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table:formula="of:=AVERAGE([.D20];[.F20];[.H20])" office:value-type="float" office:value="2.95" calcext:value-type="float">
            <text:p>2.95</text:p>
          </table:table-cell>
          <table:table-cell table:style-name="ce42" office:value-type="float" office:value="2" calcext:value-type="float">
            <text:p>2.0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8"/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5" office:value-type="string" calcext:value-type="string">
            <text:p>2-exits no dividers onto small city</text:p>
            <text:p>Streets. Hard to judge visibility, but</text:p>
            <text:p>Should be good since trees should be</text:p>
            <text:p>Young. Traffic speed should be low</text:p>
            <text:p>Due to proximity to roundabout.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24"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formula="of:=AVERAGE([.U20:.V20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.X20:.Y20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</table:table-row>
        <table:table-row table:style-name="ro6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table:formula="of:=AVERAGE([.D21];[.F21];[.H21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5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U21:.V21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.X21:.Y21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5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U22:.V22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2:.Y22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34" office:value-type="string" calcext:value-type="string" table:number-columns-spanned="2" table:number-rows-spanned="1">
            <text:p>Georgetown, Cimarron Hills</text:p>
          </table:table-cell>
          <table:covered-table-cell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6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table:formula="of:=AVERAGE([.D25];[.F25];[.H25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U25:.V25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5:.Y25])" office:value-type="float" office:value="52.5" calcext:value-type="float">
            <text:p>52.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table:formula="of:=AVERAGE([.D26];[.F26];[.H26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6:.V26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6:.Y26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</table:table-row>
        <table:table-row table:style-name="ro4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formula="of:=AVERAGE([.D27];[.F27];[.H27])" office:value-type="float" office:value="2.7" calcext:value-type="float">
            <text:p>2.70</text:p>
          </table:table-cell>
          <table:table-cell table:style-name="ce43" office:value-type="float" office:value="2.5" calcext:value-type="float">
            <text:p>2.5</text:p>
          </table:table-cell>
          <table:table-cell table:style-name="ce15" office:value-type="float" office:value="7" calcext:value-type="float">
            <text:p>7</text:p>
          </table:table-cell>
          <table:table-cell table:style-name="ce43" office:value-type="float" office:value="2.7" calcext:value-type="float">
            <text:p>2.7</text:p>
          </table:table-cell>
          <table:table-cell table:style-name="ce28" office:value-type="percentage" office:value="0.5" calcext:value-type="percentage">
            <text:p>50%</text:p>
          </table:table-cell>
          <table:table-cell table:style-name="ce31" office:value-type="float" office:value="2.9" calcext:value-type="float">
            <text:p>2.9</text:p>
          </table:table-cell>
          <table:table-cell table:style-name="ce53" office:value-type="float" office:value="14" calcext:value-type="float">
            <text:p>14</text:p>
          </table:table-cell>
          <table:table-cell table:style-name="ce31" office:value-type="float" office:value="3" calcext:value-type="float">
            <text:p>3.0</text:p>
          </table:table-cell>
          <table:table-cell table:style-name="ce53" office:value-type="string" calcext:value-type="string">
            <text:p>1 exit only with divider onto 4-lane county</text:p>
            <text:p>rd. Visibility should be good both ways.</text:p>
          </table:table-cell>
          <table:table-cell table:style-name="ce58" office:value-type="float" office:value="1985" calcext:value-type="float">
            <text:p>1985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76" calcext:value-type="float">
            <text:p>176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formula="of:=AVERAGE([.U27:.V27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.X27:.Y27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table:formula="of:=AVERAGE([.D28];[.F28];[.H28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8:.Y28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</table:table-row>
        <table:table-row table:style-name="ro6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table:formula="of:=AVERAGE([.D29];[.F29];[.H29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office:value-type="float" office:value="1999" calcext:value-type="float">
            <text:p>1999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office:value-type="float" office:value="916" calcext:value-type="float">
            <text:p>916</text:p>
          </table:table-cell>
          <table:table-cell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formula="of:=AVERAGE([.U29:.V29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.X29:.Y29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35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4"/>
          <table:table-cell table:style-name="ce17" table:number-columns-repeated="4"/>
          <table:table-cell/>
          <table:table-cell table:style-name="Default"/>
          <table:table-cell table:number-columns-repeated="10"/>
        </table:table-row>
        <table:table-row table:style-name="ro7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table:style-name="ce40" table:formula="of:=AVERAGE([.D32];[.F32];[.H32])" office:value-type="float" office:value="4" calcext:value-type="float">
            <text:p>4.00</text:p>
          </table:table-cell>
          <table:table-cell table:style-name="ce42" office:value-type="float" office:value="4" calcext:value-type="float">
            <text:p>4.0</text:p>
          </table:table-cell>
          <table:table-cell table:style-name="ce45" office:value-type="float" office:value="15" calcext:value-type="float">
            <text:p>15</text:p>
          </table:table-cell>
          <table:table-cell table:style-name="ce42" office:value-type="float" office:value="4.1" calcext:value-type="float">
            <text:p>4.1</text:p>
          </table:table-cell>
          <table:table-cell table:style-name="ce47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5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U32:.V32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formula="of:=AVERAGE([.X32:.Y32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5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table:style-name="ce40" table:formula="of:=AVERAGE([.D33];[.F33];[.H33])" office:value-type="float" office:value="4.03333333333333" calcext:value-type="float">
            <text:p>4.03</text:p>
          </table:table-cell>
          <table:table-cell table:style-name="ce42" office:value-type="float" office:value="3" calcext:value-type="float">
            <text:p>3.0</text:p>
          </table:table-cell>
          <table:table-cell table:style-name="ce45" office:value-type="float" office:value="20" calcext:value-type="float">
            <text:p>20</text:p>
          </table:table-cell>
          <table:table-cell table:style-name="ce42" office:value-type="float" office:value="4.8" calcext:value-type="float">
            <text:p>4.8</text:p>
          </table:table-cell>
          <table:table-cell table:style-name="ce47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5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formula="of:=AVERAGE([.X33:.Y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6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table:style-name="ce40" table:formula="of:=AVERAGE([.D34];[.F34];[.H34])" office:value-type="float" office:value="2.96666666666667" calcext:value-type="float">
            <text:p>2.97</text:p>
          </table:table-cell>
          <table:table-cell table:style-name="ce44" office:value-type="float" office:value="1.5" calcext:value-type="float">
            <text:p>1.5</text:p>
          </table:table-cell>
          <table:table-cell table:style-name="ce44" office:value-type="float" office:value="4" calcext:value-type="float">
            <text:p>4</text:p>
          </table:table-cell>
          <table:table-cell table:style-name="ce42" office:value-type="float" office:value="4" calcext:value-type="float">
            <text:p>4.0</text:p>
          </table:table-cell>
          <table:table-cell table:style-name="ce47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5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office:value-type="float" office:value="2008" calcext:value-type="float">
            <text:p>2008</text:p>
          </table:table-cell>
          <table:table-cell office:value-type="float" office:value="3" calcext:value-type="float">
            <text:p>3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formula="of:=AVERAGE([.X34:.Y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0"/>
        </table:table-row>
      </table:table>
      <table:table table:name="Sheet5" table:style-name="ta1">
        <table:table-column table:style-name="co63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6T02:02:57.807076832</dc:date>
    <meta:editing-duration>P15DT9H49M13S</meta:editing-duration>
    <meta:editing-cycles>256</meta:editing-cycles>
    <meta:generator>LibreOffice/5.1.6.2$Linux_X86_64 LibreOffice_project/10m0$Build-2</meta:generator>
    <meta:document-statistic meta:table-count="5" meta:cell-count="4572" meta:object-count="0"/>
  </office:meta>
</office:document-meta>
</file>